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91cm" fo:min-width="23.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385cm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-color="#ffffff"/>
      <style:text-properties style:font-size-asian="20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0">
        <draw:frame draw:style-name="gr2" draw:text-style-name="P2" draw:layer="layout" svg:width="3.203cm" svg:height="0.962cm" svg:x="1.1cm" svg:y="0.7cm">
          <draw:text-box>
            <text:p>Git始め方</text:p>
          </draw:text-box>
        </draw:frame>
        <draw:frame draw:style-name="gr3" draw:text-style-name="P2" draw:layer="layout" svg:width="25.238cm" svg:height="5.787cm" svg:x="2.2cm" svg:y="2cm">
          <draw:text-box>
            <text:p>repositoryを作りたいdirectoryにて</text:p>
            <text:p>$git init</text:p>
            <text:p>$git config -- global user.email “<text:a xlink:href="mailto:hiroumi@mit.edu" xlink:type="simple">hiroumi@mit.edu</text:a>”</text:p>
            <text:p>$git config -- global user.name “HiroumiTani” <text:s text:c="2"/>// 念の為、GitHubの登録情報に合わせる</text:p>
            <text:p>globalをつけることで、ホームディレクトリ全体に反映される。つけなければ、</text:p>
            <text:p>そのディレクトリだけに適用される。</text:p>
            <text:p>~/.gitconfigに設定が残るので、直接編集も可能。また、 $git config --list で設定を確認できる。 </text:p>
            <text:p/>
          </draw:text-box>
        </draw:frame>
        <draw:frame draw:style-name="gr4" draw:text-style-name="P2" draw:layer="layout" svg:width="24.6cm" svg:height="5.635cm" svg:x="2.4cm" svg:y="8.527cm">
          <draw:text-box>
            <text:p>変更を加えた場合、</text:p>
            <text:p>$git add [file name], [directory name] or * <text:s text:c="6"/>//ファイル</text:p>
            <text:p>$git commit -m “comment”</text:p>
            <text:p/>
            <text:p>すでに存在しているファイルを修正した場合、</text:p>
            <text:p>$git commit -a -m “comment”</text:p>
            <text:p>でaddとcommitを両方できるらしい。ただし、ファイルの指定はできず、全変更が反映される様子。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3T07:42:32.276942155</meta:creation-date>
    <dc:date>2018-02-24T00:53:47.190502995</dc:date>
    <meta:editing-duration>PT25M15S</meta:editing-duration>
    <meta:editing-cycles>11</meta:editing-cycles>
    <meta:generator>LibreOffice/5.1.6.2$Linux_X86_64 LibreOffice_project/10m0$Build-2</meta:generator>
    <meta:document-statistic meta:object-count="30"/>
  </office:meta>
</office:document-meta>
</file>